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95cm"/>
    </style:style>
    <style:style style:name="co3" style:family="table-column">
      <style:table-column-properties fo:break-before="auto" style:column-width="3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60"/>
    <style:style style:name="ce3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Hoja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Tamaño</text:p>
          </table:table-cell>
          <table:table-cell office:value-type="string" calcext:value-type="string">
            <text:p>Tiempo real</text:p>
          </table:table-cell>
          <table:table-cell office:value-type="string" calcext:value-type="string">
            <text:p>Tiempo lineal</text:p>
          </table:table-cell>
          <table:table-cell office:value-type="string" calcext:value-type="string">
            <text:p>Tiempo logaritmico</text:p>
          </table:table-cell>
          <table:table-cell office:value-type="string" calcext:value-type="string">
            <text:p>Coef Co Lineal</text:p>
          </table:table-cell>
          <table:table-cell/>
          <table:table-cell office:value-type="string" calcext:value-type="string">
            <text:p>Coef Co Algoritmico</text:p>
          </table:table-cell>
        </table:table-row>
        <table:table-row table:style-name="ro1">
          <table:table-cell table:style-name="ce1" office:value-type="float" office:value="1000000" calcext:value-type="float">
            <text:p>1000000</text:p>
          </table:table-cell>
          <table:table-cell office:value-type="float" office:value="0.00169148" calcext:value-type="float">
            <text:p>0,00169148</text:p>
          </table:table-cell>
          <table:table-cell table:formula="of:=[.A2]*0.00000000175072-0.000131396" office:value-type="float" office:value="0.001619324" calcext:value-type="float">
            <text:p>0,001619324</text:p>
          </table:table-cell>
          <table:table-cell table:formula="of:=(0.000000000124488)*LOG([.A2])+0.00000000175072*[.A2]+-0.000131398" office:value-type="float" office:value="0.001619322746928" calcext:value-type="float">
            <text:p>0,0016193227</text:p>
          </table:table-cell>
          <table:table-cell table:formula="of:=CORREL([.B2:.B27];[.C2:.C27])" office:value-type="float" office:value="0.99996775689108" calcext:value-type="float">
            <text:p>0,9999677569</text:p>
          </table:table-cell>
          <table:table-cell/>
          <table:table-cell table:formula="of:=CORREL([.B2:.B27];[.D2:.D27])" office:value-type="float" office:value="0.999967756890055" calcext:value-type="float">
            <text:p>0,9999677569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0.00341387" calcext:value-type="float">
            <text:p>0,00341387</text:p>
          </table:table-cell>
          <table:table-cell table:formula="of:=[.A3]*0.00000000175072-0.000131396" office:value-type="float" office:value="0.003370044" calcext:value-type="float">
            <text:p>0,003370044</text:p>
          </table:table-cell>
          <table:table-cell table:formula="of:=(0.000000000124488)*LOG([.A3])+0.00000000175072*[.A3]+-0.000131398" office:value-type="float" office:value="0.00337004278440262" calcext:value-type="float">
            <text:p>0,0033700428</text:p>
          </table:table-cell>
          <table:table-cell table:number-columns-repeated="3"/>
        </table:table-row>
        <table:table-row table:style-name="ro1">
          <table:table-cell table:style-name="ce1" office:value-type="float" office:value="3000000" calcext:value-type="float">
            <text:p>3000000</text:p>
          </table:table-cell>
          <table:table-cell office:value-type="float" office:value="0.00515229" calcext:value-type="float">
            <text:p>0,00515229</text:p>
          </table:table-cell>
          <table:table-cell table:formula="of:=[.A4]*0.00000000175072-0.000131396" office:value-type="float" office:value="0.005120764" calcext:value-type="float">
            <text:p>0,005120764</text:p>
          </table:table-cell>
          <table:table-cell table:formula="of:=(0.000000000124488)*LOG([.A4])+0.00000000175072*[.A4]+-0.000131398" office:value-type="float" office:value="0.00512076280632387" calcext:value-type="float">
            <text:p>0,0051207628</text:p>
          </table:table-cell>
          <table:table-cell table:number-columns-repeated="3"/>
        </table:table-row>
        <table:table-row table:style-name="ro1">
          <table:table-cell office:value-type="float" office:value="4000000" calcext:value-type="float">
            <text:p>4000000</text:p>
          </table:table-cell>
          <table:table-cell office:value-type="float" office:value="0.00688878" calcext:value-type="float">
            <text:p>0,00688878</text:p>
          </table:table-cell>
          <table:table-cell table:formula="of:=[.A5]*0.00000000175072-0.000131396" office:value-type="float" office:value="0.006871484" calcext:value-type="float">
            <text:p>0,006871484</text:p>
          </table:table-cell>
          <table:table-cell table:formula="of:=(0.000000000124488)*LOG([.A5])+0.00000000175072*[.A5]+-0.000131398" office:value-type="float" office:value="0.00687148282187724" calcext:value-type="float">
            <text:p>0,0068714828</text:p>
          </table:table-cell>
          <table:table-cell table:number-columns-repeated="3"/>
        </table:table-row>
        <table:table-row table:style-name="ro1">
          <table:table-cell table:style-name="ce1" office:value-type="float" office:value="5000000" calcext:value-type="float">
            <text:p>5000000</text:p>
          </table:table-cell>
          <table:table-cell office:value-type="float" office:value="0.00856404" calcext:value-type="float">
            <text:p>0,00856404</text:p>
          </table:table-cell>
          <table:table-cell table:formula="of:=[.A6]*0.00000000175072-0.000131396" office:value-type="float" office:value="0.008622204" calcext:value-type="float">
            <text:p>0,008622204</text:p>
          </table:table-cell>
          <table:table-cell table:formula="of:=(0.000000000124488)*LOG([.A6])+0.00000000175072*[.A6]+-0.000131398" office:value-type="float" office:value="0.00862220283394138" calcext:value-type="float">
            <text:p>0,0086222028</text:p>
          </table:table-cell>
          <table:table-cell table:number-columns-repeated="3"/>
        </table:table-row>
        <table:table-row table:style-name="ro1">
          <table:table-cell office:value-type="float" office:value="6000000" calcext:value-type="float">
            <text:p>6000000</text:p>
          </table:table-cell>
          <table:table-cell office:value-type="float" office:value="0.0102687" calcext:value-type="float">
            <text:p>0,0102687</text:p>
          </table:table-cell>
          <table:table-cell table:formula="of:=[.A7]*0.00000000175072-0.000131396" office:value-type="float" office:value="0.010372924" calcext:value-type="float">
            <text:p>0,010372924</text:p>
          </table:table-cell>
          <table:table-cell table:formula="of:=(0.000000000124488)*LOG([.A7])+0.00000000175072*[.A7]+-0.000131398" office:value-type="float" office:value="0.0103729228437985" calcext:value-type="float">
            <text:p>0,0103729228</text:p>
          </table:table-cell>
          <table:table-cell table:number-columns-repeated="3"/>
        </table:table-row>
        <table:table-row table:style-name="ro1">
          <table:table-cell table:style-name="ce1" office:value-type="float" office:value="7000000" calcext:value-type="float">
            <text:p>7000000</text:p>
          </table:table-cell>
          <table:table-cell office:value-type="float" office:value="0.0119547" calcext:value-type="float">
            <text:p>0,0119547</text:p>
          </table:table-cell>
          <table:table-cell table:formula="of:=[.A8]*0.00000000175072-0.000131396" office:value-type="float" office:value="0.012123644" calcext:value-type="float">
            <text:p>0,012123644</text:p>
          </table:table-cell>
          <table:table-cell table:formula="of:=(0.000000000124488)*LOG([.A8])+0.00000000175072*[.A8]+-0.000131398" office:value-type="float" office:value="0.0121236428521326" calcext:value-type="float">
            <text:p>0,0121236429</text:p>
          </table:table-cell>
          <table:table-cell table:number-columns-repeated="3"/>
        </table:table-row>
        <table:table-row table:style-name="ro1">
          <table:table-cell office:value-type="float" office:value="8000000" calcext:value-type="float">
            <text:p>8000000</text:p>
          </table:table-cell>
          <table:table-cell office:value-type="float" office:value="0.013579" calcext:value-type="float">
            <text:p>0,013579</text:p>
          </table:table-cell>
          <table:table-cell table:formula="of:=[.A9]*0.00000000175072-0.000131396" office:value-type="float" office:value="0.013874364" calcext:value-type="float">
            <text:p>0,013874364</text:p>
          </table:table-cell>
          <table:table-cell table:formula="of:=(0.000000000124488)*LOG([.A9])+0.00000000175072*[.A9]+-0.000131398" office:value-type="float" office:value="0.0138743628593519" calcext:value-type="float">
            <text:p>0,0138743629</text:p>
          </table:table-cell>
          <table:table-cell table:number-columns-repeated="3"/>
        </table:table-row>
        <table:table-row table:style-name="ro1">
          <table:table-cell table:style-name="ce1" office:value-type="float" office:value="9000000" calcext:value-type="float">
            <text:p>9000000</text:p>
          </table:table-cell>
          <table:table-cell office:value-type="float" office:value="0.0157071" calcext:value-type="float">
            <text:p>0,0157071</text:p>
          </table:table-cell>
          <table:table-cell table:formula="of:=[.A10]*0.00000000175072-0.000131396" office:value-type="float" office:value="0.015625084" calcext:value-type="float">
            <text:p>0,015625084</text:p>
          </table:table-cell>
          <table:table-cell table:formula="of:=(0.000000000124488)*LOG([.A10])+0.00000000175072*[.A10]+-0.000131398" office:value-type="float" office:value="0.0156250828657197" calcext:value-type="float">
            <text:p>0,0156250829</text:p>
          </table:table-cell>
          <table:table-cell table:number-columns-repeated="3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0.017487" calcext:value-type="float">
            <text:p>0,017487</text:p>
          </table:table-cell>
          <table:table-cell table:formula="of:=[.A11]*0.00000000175072-0.000131396" office:value-type="float" office:value="0.017375804" calcext:value-type="float">
            <text:p>0,017375804</text:p>
          </table:table-cell>
          <table:table-cell table:formula="of:=(0.000000000124488)*LOG([.A11])+0.00000000175072*[.A11]+-0.000131398" office:value-type="float" office:value="0.017375802871416" calcext:value-type="float">
            <text:p>0,0173758029</text:p>
          </table:table-cell>
          <table:table-cell table:number-columns-repeated="3"/>
        </table:table-row>
        <table:table-row table:style-name="ro1">
          <table:table-cell table:style-name="ce1" office:value-type="float" office:value="11000000" calcext:value-type="float">
            <text:p>11000000</text:p>
          </table:table-cell>
          <table:table-cell office:value-type="float" office:value="0.0192033" calcext:value-type="float">
            <text:p>0,0192033</text:p>
          </table:table-cell>
          <table:table-cell table:formula="of:=[.A12]*0.00000000175072-0.000131396" office:value-type="float" office:value="0.019126524" calcext:value-type="float">
            <text:p>0,019126524</text:p>
          </table:table-cell>
          <table:table-cell table:formula="of:=(0.000000000124488)*LOG([.A12])+0.00000000175072*[.A12]+-0.000131398" office:value-type="float" office:value="0.0191265228765689" calcext:value-type="float">
            <text:p>0,0191265229</text:p>
          </table:table-cell>
          <table:table-cell table:number-columns-repeated="3"/>
        </table:table-row>
        <table:table-row table:style-name="ro1">
          <table:table-cell office:value-type="float" office:value="12000000" calcext:value-type="float">
            <text:p>12000000</text:p>
          </table:table-cell>
          <table:table-cell office:value-type="float" office:value="0.0209426" calcext:value-type="float">
            <text:p>0,0209426</text:p>
          </table:table-cell>
          <table:table-cell table:formula="of:=[.A13]*0.00000000175072-0.000131396" office:value-type="float" office:value="0.020877244" calcext:value-type="float">
            <text:p>0,020877244</text:p>
          </table:table-cell>
          <table:table-cell table:formula="of:=(0.000000000124488)*LOG([.A13])+0.00000000175072*[.A13]+-0.000131398" office:value-type="float" office:value="0.0208772428812731" calcext:value-type="float">
            <text:p>0,0208772429</text:p>
          </table:table-cell>
          <table:table-cell table:number-columns-repeated="3"/>
        </table:table-row>
        <table:table-row table:style-name="ro1">
          <table:table-cell table:style-name="ce1" office:value-type="float" office:value="13000000" calcext:value-type="float">
            <text:p>13000000</text:p>
          </table:table-cell>
          <table:table-cell office:value-type="float" office:value="0.022794" calcext:value-type="float">
            <text:p>0,022794</text:p>
          </table:table-cell>
          <table:table-cell table:formula="of:=[.A14]*0.00000000175072-0.000131396" office:value-type="float" office:value="0.022627964" calcext:value-type="float">
            <text:p>0,022627964</text:p>
          </table:table-cell>
          <table:table-cell table:formula="of:=(0.000000000124488)*LOG([.A14])+0.00000000175072*[.A14]+-0.000131398" office:value-type="float" office:value="0.0226279628856006" calcext:value-type="float">
            <text:p>0,0226279629</text:p>
          </table:table-cell>
          <table:table-cell table:number-columns-repeated="3"/>
        </table:table-row>
        <table:table-row table:style-name="ro1">
          <table:table-cell office:value-type="float" office:value="14000000" calcext:value-type="float">
            <text:p>14000000</text:p>
          </table:table-cell>
          <table:table-cell office:value-type="float" office:value="0.0245116" calcext:value-type="float">
            <text:p>0,0245116</text:p>
          </table:table-cell>
          <table:table-cell table:formula="of:=[.A15]*0.00000000175072-0.000131396" office:value-type="float" office:value="0.024378684" calcext:value-type="float">
            <text:p>0,024378684</text:p>
          </table:table-cell>
          <table:table-cell table:formula="of:=(0.000000000124488)*LOG([.A15])+0.00000000175072*[.A15]+-0.000131398" office:value-type="float" office:value="0.0243786828896072" calcext:value-type="float">
            <text:p>0,0243786829</text:p>
          </table:table-cell>
          <table:table-cell table:number-columns-repeated="3"/>
        </table:table-row>
        <table:table-row table:style-name="ro1">
          <table:table-cell table:style-name="ce1" office:value-type="float" office:value="15000000" calcext:value-type="float">
            <text:p>15000000</text:p>
          </table:table-cell>
          <table:table-cell office:value-type="float" office:value="0.0260875" calcext:value-type="float">
            <text:p>0,0260875</text:p>
          </table:table-cell>
          <table:table-cell table:formula="of:=[.A16]*0.00000000175072-0.000131396" office:value-type="float" office:value="0.026129404" calcext:value-type="float">
            <text:p>0,026129404</text:p>
          </table:table-cell>
          <table:table-cell table:formula="of:=(0.000000000124488)*LOG([.A16])+0.00000000175072*[.A16]+-0.000131398" office:value-type="float" office:value="0.0261294028933372" calcext:value-type="float">
            <text:p>0,0261294029</text:p>
          </table:table-cell>
          <table:table-cell table:number-columns-repeated="3"/>
        </table:table-row>
        <table:table-row table:style-name="ro1">
          <table:table-cell office:value-type="float" office:value="16000000" calcext:value-type="float">
            <text:p>16000000</text:p>
          </table:table-cell>
          <table:table-cell office:value-type="float" office:value="0.0278383" calcext:value-type="float">
            <text:p>0,0278383</text:p>
          </table:table-cell>
          <table:table-cell table:formula="of:=[.A17]*0.00000000175072-0.000131396" office:value-type="float" office:value="0.027880124" calcext:value-type="float">
            <text:p>0,027880124</text:p>
          </table:table-cell>
          <table:table-cell table:formula="of:=(0.000000000124488)*LOG([.A17])+0.00000000175072*[.A17]+-0.000131398" office:value-type="float" office:value="0.0278801228968265" calcext:value-type="float">
            <text:p>0,0278801229</text:p>
          </table:table-cell>
          <table:table-cell table:number-columns-repeated="3"/>
        </table:table-row>
        <table:table-row table:style-name="ro1">
          <table:table-cell table:style-name="ce1" office:value-type="float" office:value="17000000" calcext:value-type="float">
            <text:p>17000000</text:p>
          </table:table-cell>
          <table:table-cell office:value-type="float" office:value="0.0296462" calcext:value-type="float">
            <text:p>0,0296462</text:p>
          </table:table-cell>
          <table:table-cell table:formula="of:=[.A18]*0.00000000175072-0.000131396" office:value-type="float" office:value="0.029630844" calcext:value-type="float">
            <text:p>0,029630844</text:p>
          </table:table-cell>
          <table:table-cell table:formula="of:=(0.000000000124488)*LOG([.A18])+0.00000000175072*[.A18]+-0.000131398" office:value-type="float" office:value="0.0296308429001041" calcext:value-type="float">
            <text:p>0,0296308429</text:p>
          </table:table-cell>
          <table:table-cell table:number-columns-repeated="3"/>
        </table:table-row>
        <table:table-row table:style-name="ro1">
          <table:table-cell office:value-type="float" office:value="18000000" calcext:value-type="float">
            <text:p>18000000</text:p>
          </table:table-cell>
          <table:table-cell office:value-type="float" office:value="0.0314487" calcext:value-type="float">
            <text:p>0,0314487</text:p>
          </table:table-cell>
          <table:table-cell table:formula="of:=[.A19]*0.00000000175072-0.000131396" office:value-type="float" office:value="0.031381564" calcext:value-type="float">
            <text:p>0,031381564</text:p>
          </table:table-cell>
          <table:table-cell table:formula="of:=(0.000000000124488)*LOG([.A19])+0.00000000175072*[.A19]+-0.000131398" office:value-type="float" office:value="0.0313815629031944" calcext:value-type="float">
            <text:p>0,0313815629</text:p>
          </table:table-cell>
          <table:table-cell table:number-columns-repeated="3"/>
        </table:table-row>
        <table:table-row table:style-name="ro1">
          <table:table-cell table:style-name="ce1" office:value-type="float" office:value="19000000" calcext:value-type="float">
            <text:p>19000000</text:p>
          </table:table-cell>
          <table:table-cell office:value-type="float" office:value="0.033057" calcext:value-type="float">
            <text:p>0,033057</text:p>
          </table:table-cell>
          <table:table-cell table:formula="of:=[.A20]*0.00000000175072-0.000131396" office:value-type="float" office:value="0.033132284" calcext:value-type="float">
            <text:p>0,033132284</text:p>
          </table:table-cell>
          <table:table-cell table:formula="of:=(0.000000000124488)*LOG([.A20])+0.00000000175072*[.A20]+-0.000131398" office:value-type="float" office:value="0.0331322829061175" calcext:value-type="float">
            <text:p>0,0331322829</text:p>
          </table:table-cell>
          <table:table-cell table:number-columns-repeated="3"/>
        </table:table-row>
        <table:table-row table:style-name="ro1">
          <table:table-cell office:value-type="float" office:value="20000000" calcext:value-type="float">
            <text:p>20000000</text:p>
          </table:table-cell>
          <table:table-cell office:value-type="float" office:value="0.0348266" calcext:value-type="float">
            <text:p>0,0348266</text:p>
          </table:table-cell>
          <table:table-cell table:formula="of:=[.A21]*0.00000000175072-0.000131396" office:value-type="float" office:value="0.034883004" calcext:value-type="float">
            <text:p>0,034883004</text:p>
          </table:table-cell>
          <table:table-cell table:formula="of:=(0.000000000124488)*LOG([.A21])+0.00000000175072*[.A21]+-0.000131398" office:value-type="float" office:value="0.0348830029088906" calcext:value-type="float">
            <text:p>0,0348830029</text:p>
          </table:table-cell>
          <table:table-cell table:number-columns-repeated="3"/>
        </table:table-row>
        <table:table-row table:style-name="ro1">
          <table:table-cell office:value-type="float" office:value="21000000" calcext:value-type="float">
            <text:p>21000000</text:p>
          </table:table-cell>
          <table:table-cell office:value-type="float" office:value="0.0367226" calcext:value-type="float">
            <text:p>0,0367226</text:p>
          </table:table-cell>
          <table:table-cell table:formula="of:=[.A22]*0.00000000175072-0.000131396" office:value-type="float" office:value="0.036633724" calcext:value-type="float">
            <text:p>0,036633724</text:p>
          </table:table-cell>
          <table:table-cell table:formula="of:=(0.000000000124488)*LOG([.A22])+0.00000000175072*[.A22]+-0.000131398" office:value-type="float" office:value="0.0366337229115284" calcext:value-type="float">
            <text:p>0,0366337229</text:p>
          </table:table-cell>
          <table:table-cell table:number-columns-repeated="3"/>
        </table:table-row>
        <table:table-row table:style-name="ro1">
          <table:table-cell office:value-type="float" office:value="22000000" calcext:value-type="float">
            <text:p>22000000</text:p>
          </table:table-cell>
          <table:table-cell office:value-type="float" office:value="0.0383142" calcext:value-type="float">
            <text:p>0,0383142</text:p>
          </table:table-cell>
          <table:table-cell table:formula="of:=[.A23]*0.00000000175072-0.000131396" office:value-type="float" office:value="0.038384444" calcext:value-type="float">
            <text:p>0,038384444</text:p>
          </table:table-cell>
          <table:table-cell table:formula="of:=(0.000000000124488)*LOG([.A23])+0.00000000175072*[.A23]+-0.000131398" office:value-type="float" office:value="0.0383844429140435" calcext:value-type="float">
            <text:p>0,0383844429</text:p>
          </table:table-cell>
          <table:table-cell table:number-columns-repeated="3"/>
        </table:table-row>
        <table:table-row table:style-name="ro1">
          <table:table-cell office:value-type="float" office:value="23000000" calcext:value-type="float">
            <text:p>23000000</text:p>
          </table:table-cell>
          <table:table-cell office:value-type="float" office:value="0.0401301" calcext:value-type="float">
            <text:p>0,0401301</text:p>
          </table:table-cell>
          <table:table-cell table:formula="of:=[.A24]*0.00000000175072-0.000131396" office:value-type="float" office:value="0.040135164" calcext:value-type="float">
            <text:p>0,040135164</text:p>
          </table:table-cell>
          <table:table-cell table:formula="of:=(0.000000000124488)*LOG([.A24])+0.00000000175072*[.A24]+-0.000131398" office:value-type="float" office:value="0.0401351629164468" calcext:value-type="float">
            <text:p>0,0401351629</text:p>
          </table:table-cell>
          <table:table-cell table:number-columns-repeated="3"/>
        </table:table-row>
        <table:table-row table:style-name="ro1">
          <table:table-cell office:value-type="float" office:value="24000000" calcext:value-type="float">
            <text:p>24000000</text:p>
          </table:table-cell>
          <table:table-cell office:value-type="float" office:value="0.0418608" calcext:value-type="float">
            <text:p>0,0418608</text:p>
          </table:table-cell>
          <table:table-cell table:formula="of:=[.A25]*0.00000000175072-0.000131396" office:value-type="float" office:value="0.041885884" calcext:value-type="float">
            <text:p>0,041885884</text:p>
          </table:table-cell>
          <table:table-cell table:formula="of:=(0.000000000124488)*LOG([.A25])+0.00000000175072*[.A25]+-0.000131398" office:value-type="float" office:value="0.0418858829187477" calcext:value-type="float">
            <text:p>0,0418858829</text:p>
          </table:table-cell>
          <table:table-cell table:number-columns-repeated="3"/>
        </table:table-row>
        <table:table-row table:style-name="ro1">
          <table:table-cell office:value-type="float" office:value="25000000" calcext:value-type="float">
            <text:p>25000000</text:p>
          </table:table-cell>
          <table:table-cell office:value-type="float" office:value="0.0434716" calcext:value-type="float">
            <text:p>0,0434716</text:p>
          </table:table-cell>
          <table:table-cell table:formula="of:=[.A26]*0.00000000175072-0.000131396" office:value-type="float" office:value="0.043636604" calcext:value-type="float">
            <text:p>0,043636604</text:p>
          </table:table-cell>
          <table:table-cell table:formula="of:=(0.000000000124488)*LOG([.A26])+0.00000000175072*[.A26]+-0.000131398" office:value-type="float" office:value="0.0436366029209548" calcext:value-type="float">
            <text:p>0,0436366029</text:p>
          </table:table-cell>
          <table:table-cell table:number-columns-repeated="3"/>
        </table:table-row>
        <table:table-row table:style-name="ro1">
          <table:table-cell office:value-type="float" office:value="26000000" calcext:value-type="float">
            <text:p>26000000</text:p>
          </table:table-cell>
          <table:table-cell office:value-type="float" office:value="0.0455227" calcext:value-type="float">
            <text:p>0,0455227</text:p>
          </table:table-cell>
          <table:table-cell table:formula="of:=[.A27]*0.00000000175072-0.000131396" office:value-type="float" office:value="0.045387324" calcext:value-type="float">
            <text:p>0,045387324</text:p>
          </table:table-cell>
          <table:table-cell table:formula="of:=(0.000000000124488)*LOG([.A27])+0.00000000175072*[.A27]+-0.000131398" office:value-type="float" office:value="0.0453873229230752" calcext:value-type="float">
            <text:p>0,0453873229</text:p>
          </table:table-cell>
          <table:table-cell table:number-columns-repeated="3"/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float" office:value="1024" calcext:value-type="float">
            <text:p>1024</text:p>
          </table:table-cell>
          <table:table-cell table:style-name="ce2" office:value-type="string" calcext:value-type="string">
            <text:p>2.2e-07</text:p>
          </table:table-cell>
          <table:table-cell table:style-name="ce3" table:formula="of:=[.A31]*0.000000000124488-0.000151175" office:value-type="float" office:value="-0.000151047524288" calcext:value-type="float">
            <text:p>-0,0001510475</text:p>
          </table:table-cell>
          <table:table-cell table:formula="of:=(0.00000000175072)*LOG([.A31])+0.000000000124488*[.A31]+0.000151147" office:value-type="float" office:value="0.00015127974590434" calcext:value-type="float">
            <text:p>0,0001512797</text:p>
          </table:table-cell>
          <table:table-cell table:formula="of:=CORREL([.B31:.B50];[.C31:.C50])" office:value-type="float" office:value="0.993561274352069" calcext:value-type="float">
            <text:p>0,9935612744</text:p>
          </table:table-cell>
          <table:table-cell/>
          <table:table-cell table:formula="of:=CORREL([.B31:.B50];[.D31:.D50])" office:value-type="float" office:value="0.993561250454986" calcext:value-type="float">
            <text:p>0,9935612505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string" calcext:value-type="string">
            <text:p>2.1e-07</text:p>
          </table:table-cell>
          <table:table-cell table:style-name="ce3" table:formula="of:=[.A32]*0.000000000124488-0.000151175" office:value-type="float" office:value="-0.000150920048576" calcext:value-type="float">
            <text:p>-0,00015092</text:p>
          </table:table-cell>
          <table:table-cell table:formula="of:=(0.00000000175072)*LOG([.A32])+0.000000000124488*[.A32]+0.000151147" office:value-type="float" office:value="0.000151407748635574" calcext:value-type="float">
            <text:p>0,0001514077</text:p>
          </table:table-cell>
          <table:table-cell table:number-columns-repeated="3"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string" calcext:value-type="string">
            <text:p>2.6e-07</text:p>
          </table:table-cell>
          <table:table-cell table:style-name="ce3" table:formula="of:=[.A33]*0.000000000124488-0.000151175" office:value-type="float" office:value="-0.000150665097152" calcext:value-type="float">
            <text:p>-0,0001506651</text:p>
          </table:table-cell>
          <table:table-cell table:formula="of:=(0.00000000175072)*LOG([.A33])+0.000000000124488*[.A33]+0.000151147" office:value-type="float" office:value="0.000151663227078808" calcext:value-type="float">
            <text:p>0,0001516632</text:p>
          </table:table-cell>
          <table:table-cell table:number-columns-repeated="3"/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string" calcext:value-type="string">
            <text:p>3.2e-07</text:p>
          </table:table-cell>
          <table:table-cell table:style-name="ce3" table:formula="of:=[.A34]*0.000000000124488-0.000151175" office:value-type="float" office:value="-0.000150155194304" calcext:value-type="float">
            <text:p>-0,0001501552</text:p>
          </table:table-cell>
          <table:table-cell table:formula="of:=(0.00000000175072)*LOG([.A34])+0.000000000124488*[.A34]+0.000151147" office:value-type="float" office:value="0.000152173656946042" calcext:value-type="float">
            <text:p>0,0001521737</text:p>
          </table:table-cell>
          <table:table-cell table:number-columns-repeated="3"/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string" calcext:value-type="string">
            <text:p>4.4e-07</text:p>
          </table:table-cell>
          <table:table-cell table:style-name="ce3" table:formula="of:=[.A35]*0.000000000124488-0.000151175" office:value-type="float" office:value="-0.000149135388608" calcext:value-type="float">
            <text:p>-0,0001491354</text:p>
          </table:table-cell>
          <table:table-cell table:formula="of:=(0.00000000175072)*LOG([.A35])+0.000000000124488*[.A35]+0.000151147" office:value-type="float" office:value="0.000153193989661276" calcext:value-type="float">
            <text:p>0,000153194</text:p>
          </table:table-cell>
          <table:table-cell table:number-columns-repeated="3"/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string" calcext:value-type="string">
            <text:p>1.45e-06</text:p>
          </table:table-cell>
          <table:table-cell table:style-name="ce3" table:formula="of:=[.A36]*0.000000000124488-0.000151175" office:value-type="float" office:value="-0.000147095777216" calcext:value-type="float">
            <text:p>-0,0001470958</text:p>
          </table:table-cell>
          <table:table-cell table:formula="of:=(0.00000000175072)*LOG([.A36])+0.000000000124488*[.A36]+0.000151147" office:value-type="float" office:value="0.00015523412807251" calcext:value-type="float">
            <text:p>0,0001552341</text:p>
          </table:table-cell>
          <table:table-cell table:number-columns-repeated="3"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string" calcext:value-type="string">
            <text:p>2.97e-06</text:p>
          </table:table-cell>
          <table:table-cell table:style-name="ce3" table:formula="of:=[.A37]*0.000000000124488-0.000151175" office:value-type="float" office:value="-0.000143016554432" calcext:value-type="float">
            <text:p>-0,0001430166</text:p>
          </table:table-cell>
          <table:table-cell table:formula="of:=(0.00000000175072)*LOG([.A37])+0.000000000124488*[.A37]+0.000151147" office:value-type="float" office:value="0.000159313877875744" calcext:value-type="float">
            <text:p>0,0001593139</text:p>
          </table:table-cell>
          <table:table-cell table:number-columns-repeated="3"/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string" calcext:value-type="string">
            <text:p>4.25e-06</text:p>
          </table:table-cell>
          <table:table-cell table:style-name="ce3" table:formula="of:=[.A38]*0.000000000124488-0.000151175" office:value-type="float" office:value="-0.000134858108864" calcext:value-type="float">
            <text:p>-0,0001348581</text:p>
          </table:table-cell>
          <table:table-cell table:formula="of:=(0.00000000175072)*LOG([.A38])+0.000000000124488*[.A38]+0.000151147" office:value-type="float" office:value="0.000167472850462978" calcext:value-type="float">
            <text:p>0,0001674729</text:p>
          </table:table-cell>
          <table:table-cell table:number-columns-repeated="3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string" calcext:value-type="string">
            <text:p>8.98e-06</text:p>
          </table:table-cell>
          <table:table-cell table:style-name="ce3" table:formula="of:=[.A39]*0.000000000124488-0.000151175" office:value-type="float" office:value="-0.000118541217728" calcext:value-type="float">
            <text:p>-0,0001185412</text:p>
          </table:table-cell>
          <table:table-cell table:formula="of:=(0.00000000175072)*LOG([.A39])+0.000000000124488*[.A39]+0.000151147" office:value-type="float" office:value="0.000183790268618212" calcext:value-type="float">
            <text:p>0,0001837903</text:p>
          </table:table-cell>
          <table:table-cell table:number-columns-repeated="3"/>
        </table:table-row>
        <table:table-row table:style-name="ro1">
          <table:table-cell office:value-type="float" office:value="524288" calcext:value-type="float">
            <text:p>524288</text:p>
          </table:table-cell>
          <table:table-cell table:style-name="ce2" office:value-type="float" office:value="0.02383" calcext:value-type="float">
            <text:p>2,38E-002</text:p>
          </table:table-cell>
          <table:table-cell table:style-name="ce3" table:formula="of:=[.A40]*0.000000000124488-0.000151175" office:value-type="float" office:value="-0.000085907435456" calcext:value-type="float">
            <text:p>-8,5907435456E-005</text:p>
          </table:table-cell>
          <table:table-cell table:formula="of:=(0.00000000175072)*LOG([.A40])+0.000000000124488*[.A40]+0.000151147" office:value-type="float" office:value="0.000216424577909446" calcext:value-type="float">
            <text:p>0,0002164246</text:p>
          </table:table-cell>
          <table:table-cell table:number-columns-repeated="3"/>
        </table:table-row>
        <table:table-row table:style-name="ro1">
          <table:table-cell office:value-type="float" office:value="1048576" calcext:value-type="float">
            <text:p>1048576</text:p>
          </table:table-cell>
          <table:table-cell table:style-name="ce2" office:value-type="float" office:value="0.02523" calcext:value-type="float">
            <text:p>2,52E-002</text:p>
          </table:table-cell>
          <table:table-cell table:style-name="ce3" table:formula="of:=[.A41]*0.000000000124488-0.000151175" office:value-type="float" office:value="-0.000020639870912" calcext:value-type="float">
            <text:p>-2,0639870912E-005</text:p>
          </table:table-cell>
          <table:table-cell table:formula="of:=(0.00000000175072)*LOG([.A41])+0.000000000124488*[.A41]+0.000151147" office:value-type="float" office:value="0.00028169266947268" calcext:value-type="float">
            <text:p>0,0002816927</text:p>
          </table:table-cell>
          <table:table-cell table:number-columns-repeated="3"/>
        </table:table-row>
        <table:table-row table:style-name="ro1">
          <table:table-cell office:value-type="float" office:value="2097152" calcext:value-type="float">
            <text:p>2097152</text:p>
          </table:table-cell>
          <table:table-cell table:style-name="ce2" office:value-type="float" office:value="0.04025" calcext:value-type="float">
            <text:p>4,03E-002</text:p>
          </table:table-cell>
          <table:table-cell table:style-name="ce3" table:formula="of:=[.A42]*0.000000000124488-0.000151175" office:value-type="float" office:value="0.000109895258176" calcext:value-type="float">
            <text:p>0,0001098953</text:p>
          </table:table-cell>
          <table:table-cell table:formula="of:=(0.00000000175072)*LOG([.A42])+0.000000000124488*[.A42]+0.000151147" office:value-type="float" office:value="0.000412228325579914" calcext:value-type="float">
            <text:p>0,0004122283</text:p>
          </table:table-cell>
          <table:table-cell table:number-columns-repeated="3"/>
        </table:table-row>
        <table:table-row table:style-name="ro1">
          <table:table-cell office:value-type="float" office:value="4194304" calcext:value-type="float">
            <text:p>4194304</text:p>
          </table:table-cell>
          <table:table-cell table:style-name="ce2" office:value-type="float" office:value="0.06041" calcext:value-type="float">
            <text:p>6,04E-002</text:p>
          </table:table-cell>
          <table:table-cell table:style-name="ce3" table:formula="of:=[.A43]*0.000000000124488-0.000151175" office:value-type="float" office:value="0.000370965516352" calcext:value-type="float">
            <text:p>0,0003709655</text:p>
          </table:table-cell>
          <table:table-cell table:formula="of:=(0.00000000175072)*LOG([.A43])+0.000000000124488*[.A43]+0.000151147" office:value-type="float" office:value="0.000673299110775148" calcext:value-type="float">
            <text:p>0,0006732991</text:p>
          </table:table-cell>
          <table:table-cell table:number-columns-repeated="3"/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string" calcext:value-type="string">
            <text:p>0.00011842</text:p>
          </table:table-cell>
          <table:table-cell table:style-name="ce3" table:formula="of:=[.A44]*0.000000000124488-0.000151175" office:value-type="float" office:value="0.000893106032704" calcext:value-type="float">
            <text:p>0,000893106</text:p>
          </table:table-cell>
          <table:table-cell table:formula="of:=(0.00000000175072)*LOG([.A44])+0.000000000124488*[.A44]+0.000151147" office:value-type="float" office:value="0.00119544015414638" calcext:value-type="float">
            <text:p>0,0011954402</text:p>
          </table:table-cell>
          <table:table-cell table:number-columns-repeated="3"/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string" calcext:value-type="string">
            <text:p>0.00023756</text:p>
          </table:table-cell>
          <table:table-cell table:style-name="ce3" table:formula="of:=[.A45]*0.000000000124488-0.000151175" office:value-type="float" office:value="0.001937387065408" calcext:value-type="float">
            <text:p>0,0019373871</text:p>
          </table:table-cell>
          <table:table-cell table:formula="of:=(0.00000000175072)*LOG([.A45])+0.000000000124488*[.A45]+0.000151147" office:value-type="float" office:value="0.00223972171386962" calcext:value-type="float">
            <text:p>0,0022397217</text:p>
          </table:table-cell>
          <table:table-cell table:number-columns-repeated="3"/>
        </table:table-row>
        <table:table-row table:style-name="ro1">
          <table:table-cell office:value-type="float" office:value="33554432" calcext:value-type="float">
            <text:p>33554432</text:p>
          </table:table-cell>
          <table:table-cell office:value-type="string" calcext:value-type="string">
            <text:p>0.00055161</text:p>
          </table:table-cell>
          <table:table-cell table:style-name="ce3" table:formula="of:=[.A46]*0.000000000124488-0.000151175" office:value-type="float" office:value="0.004025949130816" calcext:value-type="float">
            <text:p>0,0040259491</text:p>
          </table:table-cell>
          <table:table-cell table:formula="of:=(0.00000000175072)*LOG([.A46])+0.000000000124488*[.A46]+0.000151147" office:value-type="float" office:value="0.00432828430629685" calcext:value-type="float">
            <text:p>0,0043282843</text:p>
          </table:table-cell>
          <table:table-cell table:number-columns-repeated="3"/>
        </table:table-row>
        <table:table-row table:style-name="ro1">
          <table:table-cell office:value-type="float" office:value="67108864" calcext:value-type="float">
            <text:p>67108864</text:p>
          </table:table-cell>
          <table:table-cell office:value-type="string" calcext:value-type="string">
            <text:p>0.00089424</text:p>
          </table:table-cell>
          <table:table-cell table:style-name="ce3" table:formula="of:=[.A47]*0.000000000124488-0.000151175" office:value-type="float" office:value="0.008203073261632" calcext:value-type="float">
            <text:p>0,0082030733</text:p>
          </table:table-cell>
          <table:table-cell table:formula="of:=(0.00000000175072)*LOG([.A47])+0.000000000124488*[.A47]+0.000151147" office:value-type="float" office:value="0.00850540896413209" calcext:value-type="float">
            <text:p>0,008505409</text:p>
          </table:table-cell>
          <table:table-cell table:number-columns-repeated="3"/>
        </table:table-row>
        <table:table-row table:style-name="ro1">
          <table:table-cell office:value-type="float" office:value="134217728" calcext:value-type="float">
            <text:p>134217728</text:p>
          </table:table-cell>
          <table:table-cell office:value-type="string" calcext:value-type="string">
            <text:p>0.00183342</text:p>
          </table:table-cell>
          <table:table-cell table:style-name="ce3" table:formula="of:=[.A48]*0.000000000124488-0.000151175" office:value-type="float" office:value="0.016557321523264" calcext:value-type="float">
            <text:p>0,0165573215</text:p>
          </table:table-cell>
          <table:table-cell table:formula="of:=(0.00000000175072)*LOG([.A48])+0.000000000124488*[.A48]+0.000151147" office:value-type="float" office:value="0.0168596577527833" calcext:value-type="float">
            <text:p>0,0168596578</text:p>
          </table:table-cell>
          <table:table-cell table:number-columns-repeated="3"/>
        </table:table-row>
        <table:table-row table:style-name="ro1">
          <table:table-cell office:value-type="float" office:value="268435456" calcext:value-type="float">
            <text:p>268435456</text:p>
          </table:table-cell>
          <table:table-cell office:value-type="string" calcext:value-type="string">
            <text:p>0.00354625</text:p>
          </table:table-cell>
          <table:table-cell table:style-name="ce3" table:formula="of:=[.A49]*0.000000000124488-0.000151175" office:value-type="float" office:value="0.033265818046528" calcext:value-type="float">
            <text:p>0,033265818</text:p>
          </table:table-cell>
          <table:table-cell table:formula="of:=(0.00000000175072)*LOG([.A49])+0.000000000124488*[.A49]+0.000151147" office:value-type="float" office:value="0.0335681548030666" calcext:value-type="float">
            <text:p>0,0335681548</text:p>
          </table:table-cell>
          <table:table-cell table:number-columns-repeated="3"/>
        </table:table-row>
        <table:table-row table:style-name="ro1">
          <table:table-cell office:value-type="float" office:value="536870912" calcext:value-type="float">
            <text:p>536870912</text:p>
          </table:table-cell>
          <table:table-cell office:value-type="string" calcext:value-type="string">
            <text:p>0.00672716</text:p>
          </table:table-cell>
          <table:table-cell table:style-name="ce3" table:formula="of:=[.A50]*0.000000000124488-0.000151175" office:value-type="float" office:value="0.066682811093056" calcext:value-type="float">
            <text:p>0,0666828111</text:p>
          </table:table-cell>
          <table:table-cell table:formula="of:=(0.00000000175072)*LOG([.A50])+0.000000000124488*[.A50]+0.000151147" office:value-type="float" office:value="0.0669851483766138" calcext:value-type="float">
            <text:p>0,0669851484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5">00/00/0000</text:date>, <text:time style:data-style-name="N2" text:time-value="15:25:41.75624612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5T13:42:03.768268780</meta:creation-date>
    <dc:date>2017-04-05T15:32:00.374233286</dc:date>
    <meta:editing-duration>PT20M35S</meta:editing-duration>
    <meta:editing-cycles>5</meta:editing-cycles>
    <meta:generator>LibreOffice/4.2.8.2$Linux_X86_64 LibreOffice_project/420m0$Build-2</meta:generator>
    <meta:document-statistic meta:table-count="1" meta:cell-count="194" meta:object-count="0"/>
  </office:meta>
</office:document-meta>
</file>